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officeooo:rsid="001f737b" officeooo:paragraph-rsid="001dd64f"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font-size="12pt" fo:font-style="normal" style:text-underline-style="none" fo:font-weight="normal" officeooo:rsid="001f737b" officeooo:paragraph-rsid="001dd64f"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officeooo:paragraph-rsid="001dd64f"/>
    </style:style>
    <style:style style:name="P4" style:family="paragraph" style:parent-style-name="Text_20_body">
      <style:paragraph-properties fo:text-align="start" style:justify-single-word="false"/>
      <style:text-properties officeooo:paragraph-rsid="001dd64f"/>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25">
      <style:text-properties fo:font-weight="normal" officeooo:rsid="0039591a" officeooo:paragraph-rsid="0039591a" style:font-weight-asian="normal" style:font-weight-complex="normal"/>
    </style:style>
    <style:style style:name="P8" style:family="paragraph" style:parent-style-name="Text_20_body" style:list-style-name="L25">
      <style:text-properties fo:font-weight="normal" officeooo:rsid="003b438f" officeooo:paragraph-rsid="003b438f" style:font-weight-asian="normal" style:font-weight-complex="normal"/>
    </style:style>
    <style:style style:name="P9" style:family="paragraph" style:parent-style-name="Text_20_body" style:list-style-name="L25">
      <style:text-properties fo:font-weight="normal" officeooo:rsid="003ca9c2" officeooo:paragraph-rsid="003ca9c2" style:font-weight-asian="normal" style:font-weight-complex="normal"/>
    </style:style>
    <style:style style:name="P10" style:family="paragraph" style:parent-style-name="Text_20_body" style:list-style-name="L2"/>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text-properties style:text-underline-style="solid" style:text-underline-width="auto" style:text-underline-color="font-color" fo:font-weight="normal" style:font-weight-asian="normal" style:font-weight-complex="normal"/>
    </style:style>
    <style:style style:name="P13" style:family="paragraph" style:parent-style-name="Text_20_body" style:list-style-name="L3"/>
    <style:style style:name="P14" style:family="paragraph" style:parent-style-name="Text_20_body" style:list-style-name="L5"/>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list-style-name="L7"/>
    <style:style style:name="P17" style:family="paragraph" style:parent-style-name="Text_20_body" style:list-style-name="L7">
      <style:paragraph-properties>
        <style:tab-stops>
          <style:tab-stop style:position="2.801cm"/>
        </style:tab-stops>
      </style:paragraph-properties>
    </style:style>
    <style:style style:name="P18" style:family="paragraph" style:parent-style-name="Text_20_body" style:list-style-name="L9"/>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29" style:family="paragraph" style:parent-style-name="Text_20_body">
      <style:text-properties fo:font-size="15pt" style:text-underline-style="none" fo:font-weight="normal" style:font-size-asian="15pt" style:font-weight-asian="normal" style:font-size-complex="15pt" style:font-weight-complex="normal"/>
    </style:style>
    <style:style style:name="P30" style:family="paragraph" style:parent-style-name="Text_20_body">
      <style:paragraph-properties fo:text-align="center" style:justify-single-word="false"/>
      <style:text-properties fo:font-size="15pt" fo:font-weight="bold" officeooo:rsid="0038c1c3" officeooo:paragraph-rsid="0038c1c3" style:font-size-asian="15pt" style:font-weight-asian="bold" style:font-size-complex="15pt" style:font-weight-complex="bold"/>
    </style:style>
    <style:style style:name="P31" style:family="paragraph" style:parent-style-name="Text_20_body" style:list-style-name="L24"/>
    <style:style style:name="P32" style:family="paragraph" style:parent-style-name="Preformatted_20_Text" style:list-style-name="L3"/>
    <style:style style:name="P33" style:family="paragraph" style:parent-style-name="Preformatted_20_Text" style:list-style-name="L24"/>
    <style:style style:name="P34" style:family="paragraph" style:parent-style-name="Preformatted_20_Text">
      <style:paragraph-properties fo:margin-top="0cm" fo:margin-bottom="0.499cm" style:contextual-spacing="false"/>
    </style:style>
    <style:style style:name="P35" style:family="paragraph" style:parent-style-name="Preformatted_20_Text" style:list-style-name="L24">
      <style:paragraph-properties fo:margin-top="0cm" fo:margin-bottom="0.499cm" style:contextual-spacing="false"/>
    </style:style>
    <style:style style:name="P36" style:family="paragraph" style:parent-style-name="Heading_20_1">
      <style:paragraph-properties fo:text-align="center" style:justify-single-word="false"/>
      <style:text-properties fo:font-size="15pt" fo:font-style="normal" style:text-underline-style="none" fo:font-weight="bold" officeooo:rsid="001f737b" officeooo:paragraph-rsid="001dd64f" style:font-size-asian="15pt" style:font-style-asian="normal" style:font-weight-asian="bold" style:font-size-complex="15pt" style:font-style-complex="normal" style:font-weight-complex="bold"/>
    </style:style>
    <style:style style:name="P37" style:family="paragraph" style:parent-style-name="Heading_20_5">
      <style:text-properties style:text-underline-style="solid" style:text-underline-width="auto" style:text-underline-color="font-color" fo:font-weight="bold" style:font-weight-asian="bold" style:font-weight-complex="bold"/>
    </style:style>
    <style:style style:name="P38" style:family="paragraph" style:parent-style-name="Heading_20_5">
      <style:text-properties style:text-underline-style="solid" style:text-underline-width="auto" style:text-underline-color="font-color" fo:font-weight="normal" style:font-weight-asian="normal" style:font-weight-complex="normal"/>
    </style:style>
    <style:style style:name="P39" style:family="paragraph" style:parent-style-name="Heading_20_5">
      <style:text-properties style:text-underline-style="solid" style:text-underline-width="auto" style:text-underline-color="font-color" fo:font-weight="normal" officeooo:paragraph-rsid="00308c00" style:font-weight-asian="normal" style:font-weight-complex="normal"/>
    </style:style>
    <style:style style:name="P40" style:family="paragraph" style:parent-style-name="Heading_20_6">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 style:family="text">
      <style:text-properties fo:font-weight="normal" style:font-weight-asian="normal" style:font-weight-complex="normal"/>
    </style:style>
    <style:style style:name="T2" style:family="text">
      <style:text-properties fo:font-size="12pt" fo:font-style="normal" style:text-underline-style="none" fo:font-weight="normal" officeooo:rsid="001f737b"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2238b8" style:font-size-asian="10.5pt" style:font-style-asian="normal" style:font-weight-asian="normal" style:font-size-complex="12pt" style:font-style-complex="normal" style:font-weight-complex="normal"/>
    </style:style>
    <style:style style:name="T4" style:family="text">
      <style:text-properties officeooo:rsid="0029be40"/>
    </style:style>
    <style:style style:name="T5" style:family="text">
      <style:text-properties style:text-underline-style="none"/>
    </style:style>
    <style:style style:name="T6" style:family="text">
      <style:text-properties officeooo:rsid="00308c00"/>
    </style:style>
    <style:style style:name="T7" style:family="text">
      <style:text-properties officeooo:rsid="003e8199"/>
    </style:style>
    <style:style style:name="T8" style:family="text">
      <style:text-properties officeooo:rsid="003f54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Setting up the Eclipse IDE for Yocto Application Development</text:h>
      <text:p text:style-name="P2"/>
      <text:p text:style-name="P1"><text:span text:style-name="Strong_20_Emphasis">Requirements</text:span></text:p>
      <text:p text:style-name="P1">1) Linux machine. Ubuntu 12.4 or higher is recommended.</text:p>
      <text:p text:style-name="P3"><text:span text:style-name="T2">2) Yocto</text:span><text:span text:style-name="Strong_20_Emphasis"><text:span text:style-name="T2"> </text:span></text:span>BSP<text:span text:style-name="Strong_20_Emphasis"><text:span text:style-name="T2"> </text:span></text:span><text:span text:style-name="Strong_20_Emphasis"><text:span text:style-name="T3">(It is board specific)</text:span></text:span></text:p>
      <text:p text:style-name="P4">3) Poky Meta Toolchain</text:p>
      <text:p text:style-name="Text_20_body">For information on how to extract and install the meta toolchain please follow the steps on the next document.</text:p>
      <text:p text:style-name="P5"><text:tab/>$ bitbake meta-toolchain </text:p>
      <text:p text:style-name="P6">4) Eclipse <text:span text:style-name="T4">Setting:</text:span></text:p>
      <text:p text:style-name="Text_20_body"/>
      <text:p text:style-name="P11"><text:bookmark text:name="setting-up-the-eclipse-ide"/>Setting Up the Eclipse IDE</text:p>
      <text:p text:style-name="Text_20_body">To develop within the Eclipse IDE, you need to do the following: </text:p>
      <text:list xml:id="list7410093166102130901" text:style-name="L2">
        <text:list-item>
          <text:p text:style-name="P10">Install the optimal version of the Eclipse IDE.</text:p>
        </text:list-item>
        <text:list-item>
          <text:p text:style-name="P10">Configure the Eclipse IDE. </text:p>
        </text:list-item>
        <text:list-item>
          <text:p text:style-name="P10">Install the Eclipse Yocto Plug-in. </text:p>
        </text:list-item>
        <text:list-item>
          <text:p text:style-name="P10">Configure the Eclipse Yocto Plug-in. </text:p>
        </text:list-item>
      </text:list>
      <text:h text:style-name="P37" text:outline-level="5"><text:bookmark text:name="installing-eclipse-ide"/><text:span text:style-name="T1">Installing the Eclipse IDE</text:span></text:h>
      <text:list xml:id="list7838418008932917186" text:style-name="L3">
        <text:list-item>
          <text:p text:style-name="P13"><text:span text:style-name="T1">It is recommended that you have the Luna SR2 (4.4.2) version of the Eclipse IDE installed on your development system.</text:span></text:p>
        </text:list-item>
        <text:list-item>
          <text:p text:style-name="P13">If you do not have the Luna SR2 (4.4.2) Eclipse IDE installed, you can find the tarball at <text:a xlink:type="simple" xlink:href="http://www.eclipse.org/downloads" office:target-frame-name="_top" xlink:show="replace">http://www.eclipse.org/downloads</text:a>. From that site, choose the appropriate download from the "Eclipse IDE for C/C++ Developers". This version contains the Eclipse Platform, the Java Development Tools (JDT), and the Plug-in Development Environment. </text:p>
          <text:list>
            <text:list-item>
              <text:p text:style-name="P32">$ cd ~</text:p>
            </text:list-item>
          </text:list>
        </text:list-item>
      </text:list>
      <text:p text:style-name="P34"><text:s text:c="3"/><text:tab/> <text:s text:c="2"/>$ tar -xzvf ~/Downloads/eclipse-cpp-luna-SR2-linux-gtk-x86_64.tar.gz</text:p>
      <text:h text:style-name="P39" text:outline-level="5"><text:bookmark text:name="configuring-the-eclipse-ide"/>Configuring the Eclipse IDE</text:h>
      <text:h text:style-name="P39" text:outline-level="5"><text:span text:style-name="T5">This section presents the steps needed to configure the Eclipse IDE</text:span></text:h>
      <text:p text:style-name="Text_20_body">Before installing and configuring the Eclipse Yocto Plug-in, you need to configure the Eclipse IDE. Follow these general steps: </text:p>
      <text:list xml:id="list7809026477851233554" text:style-name="L5">
        <text:list-item>
          <text:p text:style-name="P14">Start the Eclipse IDE.</text:p>
        </text:list-item>
        <text:list-item>
          <text:p text:style-name="P14">Make sure you are in your Workbench and select "Install New Software" from the "Help" pull-down menu.</text:p>
        </text:list-item>
        <text:list-item>
          <text:p text:style-name="P14">Select <text:span text:style-name="Source_20_Text">Luna - http://download.eclipse.org/releases/luna</text:span> from the "Work with:" pull-down menu. <text:span text:style-name="T6">[luna/kepler/mars]</text:span></text:p>
        </text:list-item>
        <text:list-item>
          <text:p text:style-name="P14"><text:soft-page-break/>Expand the box next to "Linux Tools" and select the <text:span text:style-name="Source_20_Text">Linux Tools LTTng Tracer Control</text:span>, <text:span text:style-name="Source_20_Text">Linux Tools LTTng Userspace Analysis</text:span>, and <text:span text:style-name="Source_20_Text">LTTng Kernel Analysis</text:span> boxes. If these selections do not appear in the list, that means the items are already installed. </text:p>
        </text:list-item>
        <text:list-item>
          <text:p text:style-name="P14">Expand the box next to "Mobile and Device Development" and select the following boxes. Again, if any of the following items are not available for selection, that means the items are already installed: </text:p>
        </text:list-item>
      </text:list>
      <text:list xml:id="list2035361769300313600" text:style-name="L7">
        <text:list-item>
          <text:p text:style-name="P17"><text:span text:style-name="Source_20_Text">C/C++ Remote Launch (Requires RSE Remote System Explorer)</text:span></text:p>
        </text:list-item>
        <text:list-item>
          <text:p text:style-name="P16"><text:span text:style-name="Source_20_Text">Remote System Explorer End-user Runtime</text:span></text:p>
        </text:list-item>
        <text:list-item>
          <text:p text:style-name="P16"><text:span text:style-name="Source_20_Text">Remote System Explorer User Actions</text:span></text:p>
        </text:list-item>
        <text:list-item>
          <text:p text:style-name="P16"><text:span text:style-name="Source_20_Text">Target Management Terminal (Core SDK)</text:span></text:p>
        </text:list-item>
        <text:list-item>
          <text:p text:style-name="P16"><text:span text:style-name="Source_20_Text">TCF Remote System Explorer add-in</text:span></text:p>
        </text:list-item>
        <text:list-item>
          <text:p text:style-name="P16"><text:span text:style-name="Source_20_Text">TCF Target Explorer</text:span></text:p>
        </text:list-item>
      </text:list>
      <text:list xml:id="list190630878082243" text:continue-list="list7809026477851233554" text:style-name="L5">
        <text:list-item>
          <text:p text:style-name="P14">Expand the box next to "Programming Languages" and select the <text:span text:style-name="Source_20_Text">C/C++ Autotools Support</text:span> and <text:span text:style-name="Source_20_Text">C/C++ Development Tools</text:span> boxes. For Luna, these items do not appear on the list as they are already installed. </text:p>
        </text:list-item>
        <text:list-item>
          <text:p text:style-name="P14">Complete the installation and restart the Eclipse IDE.</text:p>
        </text:list-item>
      </text:list>
      <text:p text:style-name="Text_20_body"/>
      <text:h text:style-name="P38" text:outline-level="5"><text:bookmark text:name="installing-the-eclipse-yocto-plug-in"/>Installing or Accessing the Eclipse Yocto Plug-in</text:h>
      <text:p text:style-name="Text_20_body">To install the Eclipse Yocto Plug-in from the update site, follow these steps: </text:p>
      <text:list xml:id="list7822845035816262267" text:style-name="L9">
        <text:list-header>
          <text:p text:style-name="P18">Start up the Eclipse IDE. </text:p>
        </text:list-header>
      </text:list>
      <text:list xml:id="list1192031401524047620" text:style-name="L15">
        <text:list-item>
          <text:p text:style-name="P19">In Eclipse, select "Install New Software" from the "Help" menu. </text:p>
        </text:list-item>
      </text:list>
      <text:list xml:id="list7614124309061041070" text:style-name="L16">
        <text:list-item>
          <text:p text:style-name="P20">Click "Add..." in the "Work with:" area.</text:p>
        </text:list-item>
      </text:list>
      <text:list xml:id="list1465142190829390483" text:style-name="L17">
        <text:list-item>
          <text:p text:style-name="P21">Enter <text:span text:style-name="Source_20_Text">http://downloads.yoctoproject.org/releases/eclipse-plugin/1.8/luna</text:span> in the URL field and provide a meaningful name in the "Name" field. </text:p>
        </text:list-item>
      </text:list>
      <text:list xml:id="list7235558257092702049" text:style-name="L18">
        <text:list-item>
          <text:p text:style-name="P22">Click "OK" to have the entry added to the "Work with:" drop-down list. </text:p>
        </text:list-item>
      </text:list>
      <text:list xml:id="list8953426387777310301" text:style-name="L19">
        <text:list-item>
          <text:p text:style-name="P23">Select the entry for the plug-in from the "Work with:" drop-down list. </text:p>
        </text:list-item>
      </text:list>
      <text:list xml:id="list1883736534956521537" text:style-name="L20">
        <text:list-item>
          <text:p text:style-name="P24">Check the boxes next to <text:span text:style-name="Source_20_Text">Yocto Project ADT Plug-in</text:span>, <text:span text:style-name="Source_20_Text">Yocto Project Bitbake Commander Plug-in</text:span>, and <text:span text:style-name="Source_20_Text">Yocto Project Documentation plug-in</text:span>. </text:p>
        </text:list-item>
      </text:list>
      <text:list xml:id="list6563706975327402624" text:style-name="L21">
        <text:list-item>
          <text:p text:style-name="P25">Complete the remaining software installation steps and then restart the Eclipse IDE to finish the installation of the plug-in. </text:p>
        </text:list-item>
      </text:list>
      <text:list xml:id="list190630274701684" text:continue-list="list7822845035816262267" text:style-name="L9">
        <text:list-header>
          <text:p text:style-name="P18"/>
        </text:list-header>
      </text:list>
      <text:h text:style-name="P38" text:outline-level="5"><text:bookmark text:name="configuring-the-eclipse-yocto-plug-in"/><text:soft-page-break/>Configuring the Eclipse Yocto Plug-in</text:h>
      <text:p text:style-name="P15">Configuring the Eclipse Yocto Plug-in involves setting the Cross Compiler options and the Target options. The configurations you choose become the default settings for all projects. You do have opportunities to change them later when you configure the project (see the following section). </text:p>
      <text:p text:style-name="Text_20_body">To start, you need to do the following from within the Eclipse IDE: </text:p>
      <text:list xml:id="list952282758611616871" text:style-name="L22">
        <text:list-item>
          <text:p text:style-name="P26">Choose "Preferences" from the "Window" menu to display the Preferences Dialog. </text:p>
        </text:list-item>
        <text:list-item>
          <text:p text:style-name="P26">Click "Yocto Project ADT" to display the configuration screen. </text:p>
        </text:list-item>
      </text:list>
      <text:p text:style-name="P12"/>
      <text:h text:style-name="P40" text:outline-level="6"><text:bookmark text:name="configuring-the-cross-compiler-options"/>Configuring the Cross-Compiler Options</text:h>
      <text:p text:style-name="Text_20_body">To configure the Cross Compiler Options, you must select the type of toolchain, point to the toolchain, specify the sysroot location, and select the target architecture. </text:p>
      <text:list xml:id="list6495104404488103163" text:style-name="L23">
        <text:list-item>
          <text:p text:style-name="P27"><text:span text:style-name="Emphasis">Selecting the Toolchain Type:</text:span> Choose between <text:span text:style-name="Source_20_Text">Standalone pre-built toolchain</text:span> and <text:span text:style-name="Source_20_Text">Build system derived toolchain</text:span> for Cross Compiler Options. </text:p>
          <text:list>
            <text:list-item>
              <text:p text:style-name="P27"><text:span text:style-name="Emphasis"><text:span text:style-name="Source_20_Text">Standalone Pre-built Toolchain:</text:span></text:span> Select this mode when you are using a stand-alone cross-toolchain. For example, suppose you are an application developer and do not need to build a target image. Instead, you just want to use an architecture-specific toolchain on an existing kernel and target root filesystem.</text:p>
            </text:list-item>
            <text:list-item>
              <text:p text:style-name="P27"><text:span text:style-name="Emphasis"><text:span text:style-name="Source_20_Text">Build System Derived Toolchain:</text:span></text:span> Select this mode if the cross-toolchain has been installed and built as part of the <text:a xlink:type="simple" xlink:href="http://www.yoctoproject.org/docs/1.8/dev-manual/dev-manual.html#build-directory">Build Directory</text:a>. When you select <text:span text:style-name="Source_20_Text">Build system derived toolchain</text:span>, you are using the toolchain bundled inside the Build Directory. </text:p>
            </text:list-item>
          </text:list>
        </text:list-item>
        <text:list-item>
          <text:p text:style-name="P27"><text:span text:style-name="Emphasis">Point to the Toolchain:</text:span> If you are using a stand-alone pre-built toolchain, you should be pointing to where it is installed. If you used the ADT Installer script and accepted the default installation directory, the toolchain will be installed in the <text:span text:style-name="Source_20_Text">/opt/poky/1.8</text:span> directory. Sections "<text:a xlink:type="simple" xlink:href="http://www.yoctoproject.org/docs/1.8/adt-manual/adt-manual.html#configuring-and-running-the-adt-installer-script" office:target-frame-name="_top" xlink:show="replace">Configuring and Running the ADT Installer Script</text:a>" and "<text:a xlink:type="simple" xlink:href="http://www.yoctoproject.org/docs/1.8/adt-manual/adt-manual.html#using-an-existing-toolchain-tarball" office:target-frame-name="_top" xlink:show="replace">Using a Cross-Toolchain Tarball</text:a>" in the Yocto Project Application Developer's Guide describe how to install a stand-alone cross-toolchain.</text:p>
          <text:p text:style-name="P27">If you are using a system-derived toolchain, the path you provide for the <text:span text:style-name="Source_20_Text">Toolchain Root Location</text:span> field is the <text:a xlink:type="simple" xlink:href="http://www.yoctoproject.org/docs/1.8/dev-manual/dev-manual.html#build-directory">Build Directory</text:a>. See the "<text:a xlink:type="simple" xlink:href="http://www.yoctoproject.org/docs/1.8/adt-manual/adt-manual.html#using-the-toolchain-from-within-the-build-tree" office:target-frame-name="_top" xlink:show="replace">Using BitBake and the Build Directory</text:a>" section in the Yocto Project Application Developer's Guide for information on how to install the toolchain into the Build Directory.</text:p>
        </text:list-item>
        <text:list-item>
          <text:p text:style-name="P27"><text:span text:style-name="Emphasis">Specify the Sysroot Location:</text:span> This location is where the root filesystem for the target hardware resides. If you used the ADT Installer script and accepted the default installation directory, then the location in your home directory in a folder named <text:span text:style-name="Source_20_Text">test-yocto/</text:span><text:span text:style-name="Emphasis"><text:span text:style-name="Source_20_Text">target_arch</text:span></text:span>. Additionally, when you use the ADT Installer script, the <text:span text:style-name="Source_20_Text">/opt/poky/1.8/sysroots</text:span> location is used for the QEMU user-space tools and the NFS boot process. </text:p>
          <text:p text:style-name="P27"><text:soft-page-break/>If you used either of the other two methods to install the toolchain or did not accept the ADT Installer script's default installation directory, then the location of the sysroot filesystem depends on where you separately extracted and installed the filesystem.</text:p>
          <text:p text:style-name="P27">For information on how to install the toolchain and on how to extract and install the sysroot filesystem, see the "<text:a xlink:type="simple" xlink:href="http://www.yoctoproject.org/docs/1.8/adt-manual/adt-manual.html#installing-the-adt" office:target-frame-name="_top" xlink:show="replace">Installing the ADT and Toolchains</text:a>" section in the Yocto Project Application Developer's Guide. </text:p>
        </text:list-item>
        <text:list-item>
          <text:p text:style-name="P27"><text:span text:style-name="Emphasis">Select the Target Architecture:</text:span> The target architecture is the type of hardware you are going to use or emulate. Use the pull-down <text:span text:style-name="Source_20_Text">Target Architecture</text:span> menu to make your selection. The pull-down menu should have the supported architectures. If the architecture you need is not listed in the menu, you will need to build the image. See the "<text:a xlink:type="simple" xlink:href="http://www.yoctoproject.org/docs/1.8/yocto-project-qs/yocto-project-qs.html#building-image" office:target-frame-name="_top" xlink:show="replace">Building an Image</text:a>" section of the Yocto Project Quick Start for more information.</text:p>
        </text:list-item>
      </text:list>
      <text:p text:style-name="Text_20_body"/>
      <text:h text:style-name="P40" text:outline-level="6">Configuring the Target Options</text:h>
      <text:p text:style-name="P29">You can choose to emulate hardware using the QEMU emulator, or you can choose to run your image on actual hardware. </text:p>
      <text:list xml:id="list7255518549834328739" text:style-name="L24">
        <text:list-item>
          <text:p text:style-name="P31"><text:span text:style-name="Emphasis">QEMU:</text:span> Select this option if you will be using the QEMU emulator. If you are using the emulator, you also need to locate the kernel and specify any custom options.</text:p>
          <text:p text:style-name="P31">If you selected <text:span text:style-name="Source_20_Text">Build system derived toolchain</text:span>, the target kernel you built will be located in the Build Directory in <text:span text:style-name="Source_20_Text">tmp/deploy/images/</text:span><text:span text:style-name="Emphasis"><text:span text:style-name="Source_20_Text">machine</text:span></text:span> directory. If you selected <text:span text:style-name="Source_20_Text">Standalone pre-built toolchain</text:span>, the pre-built image you downloaded is located in the directory you specified when you downloaded the image.</text:p>
          <text:p text:style-name="P31">Most custom options are for advanced QEMU users to further customize their QEMU instance. These options are specified between paired angled brackets. Some options must be specified outside the brackets. In particular, the options <text:span text:style-name="Source_20_Text">serial</text:span>, <text:span text:style-name="Source_20_Text">nographic</text:span>, and <text:span text:style-name="Source_20_Text">kvm</text:span> must all be outside the brackets. Use the <text:span text:style-name="Source_20_Text">man qemu</text:span> command to get help on all the options and their use. The following is an example: </text:p>
          <text:p text:style-name="P33"><text:s text:c="4"/>serial ‘&lt;-m 256 -full-screen&gt;’</text:p>
          <text:p text:style-name="P35"><text:s text:c="32"/></text:p>
          <text:p text:style-name="P31">Regardless of the mode, Sysroot is already defined as part of the Cross-Compiler Options configuration in the <text:span text:style-name="Source_20_Text">Sysroot Location:</text:span> field. </text:p>
        </text:list-item>
        <text:list-item>
          <text:p text:style-name="P31"><text:span text:style-name="Emphasis">External HW:</text:span> Select this option if you will be using actual hardware.</text:p>
        </text:list-item>
      </text:list>
      <text:p text:style-name="P28"/>
      <text:p text:style-name="Text_20_body"/>
      <text:p text:style-name="Text_20_body"/>
      <text:p text:style-name="Text_20_body"/>
      <text:p text:style-name="Text_20_body"/>
      <text:p text:style-name="P30"><text:soft-page-break/>HOW TO EXTRACT SDK FOR YOCTO ECLIPSE <text:s/>PLUGIN?</text:p>
      <text:p text:style-name="P6"/>
      <text:list xml:id="list7180231671433277917" text:style-name="L25">
        <text:list-item>
          <text:p text:style-name="P7">Got to sdk <text:span text:style-name="T7">path </text:span>then </text:p>
          <text:list>
            <text:list-item>
              <text:p text:style-name="P7">sh script_name.sh</text:p>
              <text:list>
                <text:list-item>
                  <text:p text:style-name="P7">Provide path for SDK extract</text:p>
                </text:list-item>
              </text:list>
            </text:list-item>
          </text:list>
        </text:list-item>
        <text:list-item>
          <text:p text:style-name="P7">Then, go to eclipse windos-&gt;preferences-&gt;Yocto Project ADT</text:p>
          <text:list>
            <text:list-item>
              <text:p text:style-name="P8">Cross-compiler option</text:p>
              <text:list>
                <text:list-item>
                  <text:p text:style-name="P8">Standalone *</text:p>
                </text:list-item>
                <text:list-item>
                  <text:p text:style-name="P8">Toolchain root location: Provide path for toolchain.</text:p>
                  <text:list>
                    <text:list-item>
                      <text:p text:style-name="P8">Ex. /eclipse_sdk/oe_sdk/</text:p>
                    </text:list-item>
                  </text:list>
                </text:list-item>
                <text:list-item>
                  <text:p text:style-name="P8">Sysroot Location: Provide sysroot path</text:p>
                  <text:list>
                    <text:list-item>
                      <text:p text:style-name="P8">Ex. /eclipse_sdk/oe_sdk/sysroots</text:p>
                    </text:list-item>
                  </text:list>
                </text:list-item>
              </text:list>
            </text:list-item>
            <text:list-item>
              <text:p text:style-name="P9">Target Option</text:p>
              <text:list>
                <text:list-item>
                  <text:p text:style-name="P9">Qemu</text:p>
                </text:list-item>
                <text:list-item>
                  <text:p text:style-name="P9">External H/<text:span text:style-name="T8">W</text:span></text:p>
                </text:list-item>
              </text:list>
            </text:list-item>
          </text:list>
        </text:list-item>
      </text:list>
      <text:p text:style-name="P3"><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18:17:31.886570711</meta:creation-date>
    <dc:date>2016-05-03T19:06:28.659397488</dc:date>
    <meta:editing-duration>PT47M55S</meta:editing-duration>
    <meta:editing-cycles>32</meta:editing-cycles>
    <meta:generator>LibreOffice/4.2.8.2$Linux_X86_64 LibreOffice_project/420m0$Build-2</meta:generator>
    <meta:document-statistic meta:table-count="0" meta:image-count="0" meta:object-count="0" meta:page-count="5" meta:paragraph-count="84" meta:word-count="1357" meta:character-count="8584" meta:non-whitespace-character-count="7292"/>
  </office:meta>
</office:document-meta>
</file>